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22000000643B2564E4B9B058CD.gif" manifest:media-type="image/gif"/>
  <manifest:file-entry manifest:full-path="Pictures/100002000000012200000064B0A06740AC668ED1.gif" manifest:media-type="image/gif"/>
  <manifest:file-entry manifest:full-path="Pictures/10000200000001D2000000640CED8C70CA974CF9.gif" manifest:media-type="image/gif"/>
  <manifest:file-entry manifest:full-path="Pictures/100002000000017A000000648698893542AA3C0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4" text:anchor-type="paragraph" svg:y="-0.0583in" svg:width="3.9374in" svg:height="1.0417in" draw:z-index="1"><draw:image xlink:href="Pictures/100002000000017A000000648698893542AA3C0C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0354in" svg:y="0.1811in" svg:width="4.8543in" svg:height="1.0417in" draw:z-index="0"><draw:image xlink:href="Pictures/10000200000001D2000000640CED8C70CA974CF9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3.9043in" svg:y="0.1709in" svg:width="3.0209in" svg:height="1.0417in" draw:z-index="3"><draw:image xlink:href="Pictures/100002000000012200000064B0A06740AC668ED1.gif" xlink:type="simple" xlink:show="embed" xlink:actuate="onLoad"/></draw:frame><draw:frame draw:style-name="fr1" draw:name="Image2" text:anchor-type="paragraph" svg:x="0in" svg:y="0.148in" svg:width="3.0209in" svg:height="1.0417in" draw:z-index="2"><draw:image xlink:href="Pictures/1000020000000122000000643B2564E4B9B058CD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08:25:25.533242909</meta:creation-date>
    <dc:date>2018-04-30T08:30:01.274893082</dc:date>
    <meta:editing-duration>PT4M36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